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5.84729166666667cm"/>
    </style:style>
    <style:style style:name="co2" style:family="table-column">
      <style:table-column-properties fo:break-before="auto" style:column-width="18.1239583333333cm"/>
    </style:style>
    <style:style style:name="co3" style:family="table-column">
      <style:table-column-properties fo:break-before="auto" style:column-width="17.436041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17" table:default-cell-style-name="ce1"/>
        <table:table-column table:style-name="co5" table:number-columns-repeated="15364" table:default-cell-style-name="ce1"/>
        <table:table-row table:style-name="ro1">
          <table:table-cell office:value-type="string" table:style-name="ce2">
            <text:p>tag</text:p>
          </table:table-cell>
          <table:table-cell office:value-type="string" table:style-name="ce2">
            <text:p>pattern</text:p>
          </table:table-cell>
          <table:table-cell office:value-type="string" table:style-name="ce2">
            <text:p>ticketjira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ificond</text:p>
          </table:table-cell>
          <table:table-cell office:value-type="string" table:style-name="ce3">
            <text:p>Unexpected empty scan result</text:p>
          </table:table-cell>
          <table:table-cell office:value-type="string" table:style-name="ce1">
            <text:p>_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ificond</text:p>
          </table:table-cell>
          <table:table-cell office:value-type="string" table:style-name="ce3">
            <text:p>Scan is not started. Ignore abort request</text:p>
          </table:table-cell>
          <table:table-cell office:value-type="string" table:style-name="ce1">
            <text:p>_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ificond</text:p>
          </table:table-cell>
          <table:table-cell office:value-type="string" table:style-name="ce3">
            <text:p>Scan aborted</text:p>
          </table:table-cell>
          <table:table-cell office:value-type="string" table:style-name="ce1">
            <text:p>_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lan0</text:p>
          </table:table-cell>
          <table:table-cell office:value-type="string" table:style-name="ce3">
            <text:p>notify mac changed done</text:p>
          </table:table-cell>
          <table:table-cell office:value-type="string" table:style-name="ce1">
            <text:p>_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hd_set_suspend</text:p>
          </table:table-cell>
          <table:table-cell office:value-type="string" table:style-name="ce3">
            <text:p>Remove extra suspend setting</text:p>
          </table:table-cell>
          <table:table-cell office:value-type="string" table:style-name="ce3">
            <text:p>https://jira-avs.rmm.scom/browse/MEO377-1288 or https://jira-avs.rmm.scom/browse/MEO377-170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hd_set_suspend</text:p>
          </table:table-cell>
          <table:table-cell office:value-type="string" table:style-name="ce3">
            <text:p>lpas failed:-23</text:p>
          </table:table-cell>
          <table:table-cell office:value-type="string" table:style-name="ce3">
            <text:p><text:a xlink:href="https://jira-avs.rmm.scom/browse/MEO377-1708">https://jira-avs.rmm.scom/browse/MEO377-1708</text:a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/>wl_android_priv_cmd</text:p>
          </table:table-cell>
          <table:table-cell office:value-type="string" table:style-name="ce3">
            <text:p>Android private cmd "SETSUSPENDMODE 1" on wlan0</text:p>
          </table:table-cell>
          <table:table-cell office:value-type="string" table:style-name="ce3">
            <text:p><text:a xlink:href="https://jira-avs.rmm.scom/browse/MEO377-1708">https://jira-avs.rmm.scom/browse/MEO377-1708</text:a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hd_set_suspend</text:p>
          </table:table-cell>
          <table:table-cell office:value-type="string" table:style-name="ce3">
            <text:p>force extra Suspend setting</text:p>
          </table:table-cell>
          <table:table-cell office:value-type="string" table:style-name="ce3">
            <text:p><text:a xlink:href="https://jira-avs.rmm.scom/browse/MEO377-1708">https://jira-avs.rmm.scom/browse/MEO377-1708</text:a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_</text:p>
          </table:table-cell>
          <table:table-cell office:value-type="string" table:style-name="ce3">
            <text:p>dhd_get_suspend_bcn_li_dtim beacon=100 bcn_li_dtim=9 DTIM=1 Listen=10</text:p>
          </table:table-cell>
          <table:table-cell office:value-type="string" table:style-name="ce3">
            <text:p><text:a xlink:href="https://jira-avs.rmm.scom/browse/MEO377-1708">https://jira-avs.rmm.scom/browse/MEO377-1708</text:a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_</text:p>
          </table:table-cell>
          <table:table-cell office:value-type="string" table:style-name="ce3">
            <text:p>dhd_set_suspend lpas failed -23</text:p>
          </table:table-cell>
          <table:table-cell office:value-type="string" table:style-name="ce3">
            <text:p><text:a xlink:href="https://jira-avs.rmm.scom/browse/MEO377-1708">https://jira-avs.rmm.scom/browse/MEO377-1708</text:a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ificond</text:p>
          </table:table-cell>
          <table:table-cell office:value-type="string" table:style-name="ce3">
            <text:p>NL80211_CMD_TRIGGER_SCAN failed: Try again</text:p>
          </table:table-cell>
          <table:table-cell office:value-type="string" table:style-name="ce3">
            <text:p><text:a xlink:href="https://jira-avs.rmm.scom/browse/MEO377-1288">https://jira-avs.rmm.scom/browse/MEO377-1288</text:a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ificond</text:p>
          </table:table-cell>
          <table:table-cell office:value-type="string" table:style-name="ce3">
            <text:p>NL80211_CMD_TRIGGER_SCAN failed: Device or resource busy</text:p>
          </table:table-cell>
          <table:table-cell office:value-type="string" table:style-name="ce1">
            <text:p>_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_</text:p>
          </table:table-cell>
          <table:table-cell office:value-type="string" table:style-name="ce3">
            <text:p>ETHER_TYPE_802_1X[wlan0] [RX]: EAPOLPacket, 4-way handshake, M1</text:p>
          </table:table-cell>
          <table:table-cell office:value-type="string" table:style-name="ce1">
            <text:p>_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_</text:p>
          </table:table-cell>
          <table:table-cell office:value-type="string" table:style-name="ce3">
            <text:p>ETHER_TYPE_802_1X[wlan0] [TX]: EAPOLPacket, 4-way handshake, M2 TX_PKTHASH:0x0TX_PKT_FATE:N/A</text:p>
          </table:table-cell>
          <table:table-cell office:value-type="string" table:style-name="ce3">
            <text:p>https://jira-avs.rmm.scom/browse/MEO377-1288 or https://jira-avs.rmm.scom/browse/MEO377-17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_</text:p>
          </table:table-cell>
          <table:table-cell office:value-type="string" table:style-name="ce3">
            <text:p>CFG80211-ERROR\) wl_cfg80211_scan_abort</text:p>
          </table:table-cell>
          <table:table-cell office:value-type="string" table:style-name="ce3">
            <text:p>https://jira-avs.rmm.scom/browse/MEO377-1288 or https://jira-avs.rmm.scom/browse/MEO377-17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_</text:p>
          </table:table-cell>
          <table:table-cell office:value-type="string" table:style-name="ce3">
            <text:p>scan abort failed. Ret:-25</text:p>
          </table:table-cell>
          <table:table-cell office:value-type="string" table:style-name="ce3">
            <text:p>https://jira-avs.rmm.scom/browse/MEO377-1288 or https://jira-avs.rmm.scom/browse/MEO377-17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_</text:p>
          </table:table-cell>
          <table:table-cell office:value-type="string" table:style-name="ce3">
            <text:p>wl_cfg80211_set_power_mgmt</text:p>
          </table:table-cell>
          <table:table-cell office:value-type="string" table:style-name="ce3">
            <text:p>https://jira-avs.rmm.scom/browse/MEO377-1288 or https://jira-avs.rmm.scom/browse/MEO377-17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_</text:p>
          </table:table-cell>
          <table:table-cell office:value-type="string" table:style-name="ce3">
            <text:p>Error \(-23\)</text:p>
          </table:table-cell>
          <table:table-cell office:value-type="string" table:style-name="ce3">
            <text:p>https://jira-avs.rmm.scom/browse/MEO377-1288 or https://jira-avs.rmm.scom/browse/MEO377-170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l_android_priv_cmd</text:p>
          </table:table-cell>
          <table:table-cell office:value-type="string" table:style-name="ce3">
            <text:p>Android private cmd "BTCOEXMODE 2" on wlan0</text:p>
          </table:table-cell>
          <table:table-cell office:value-type="string" table:style-name="ce3">
            <text:p><text:a xlink:href="https://jira-avs.rmm.scom/browse/MEO377-1288">https://jira-avs.rmm.scom/browse/MEO377-1288</text:a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l_android_priv_cmd</text:p>
          </table:table-cell>
          <table:table-cell office:value-type="string" table:style-name="ce3">
            <text:p>BTCOEXSCAN-STOP</text:p>
          </table:table-cell>
          <table:table-cell office:value-type="string" table:style-name="ce3">
            <text:p><text:a xlink:href="https://jira-avs.rmm.scom/browse/MEO377-1288">https://jira-avs.rmm.scom/browse/MEO377-1288</text:a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l_android_priv_cmd</text:p>
          </table:table-cell>
          <table:table-cell office:value-type="string" table:style-name="ce3">
            <text:p>BTCOEXSCAN-START</text:p>
          </table:table-cell>
          <table:table-cell office:value-type="string" table:style-name="ce3">
            <text:p>https://jira-avs.rmm.scom/login.jsp?permissionViolation=true&amp;os_destination=%2Fsecure%2Fattachment%2F109818%2FTHIBAULT_bugreport-Stream_V2-RTT4.220918.001-2023-04-26-20-35-29.txt&amp;page_caps=&amp;user_role=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_</text:p>
          </table:table-cell>
          <table:table-cell office:value-type="string" table:style-name="ce3">
            <text:p>AtvRemote.BleDeviceConnection: Failed to successfully disconnect from</text:p>
          </table:table-cell>
          <table:table-cell office:value-type="string" table:style-name="ce1">
            <text:p>https://jira-avs.rmm.scom/login.jsp?permissionViolation=true&amp;os_destination=%2Fsecure%2Fattachment%2F109818%2FTHIBAULT_bugreport-Stream_V2-RTT4.220918.001-2023-04-26-20-35-29.txt&amp;page_caps=&amp;user_role=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_</text:p>
          </table:table-cell>
          <table:table-cell office:value-type="string" table:style-name="ce3">
            <text:p>btm_sec_disconnected clearing pending flag handle:64 reason:8</text:p>
          </table:table-cell>
          <table:table-cell office:value-type="string" table:style-name="ce1">
            <text:p>https://jira-avs.rmm.scom/login.jsp?permissionViolation=true&amp;os_destination=%2Fsecure%2Fattachment%2F109818%2FTHIBAULT_bugreport-Stream_V2-RTT4.220918.001-2023-04-26-20-35-29.txt&amp;page_caps=&amp;user_role=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_</text:p>
          </table:table-cell>
          <table:table-cell office:value-type="string" table:style-name="ce3">
            <text:p>Peer 80:f1:f1:5d:80:dd : ACL Disconnected</text:p>
          </table:table-cell>
          <table:table-cell office:value-type="string" table:style-name="ce1">
            <text:p>https://jira-avs.rmm.scom/login.jsp?permissionViolation=true&amp;os_destination=%2Fsecure%2Fattachment%2F109818%2FTHIBAULT_bugreport-Stream_V2-RTT4.220918.001-2023-04-26-20-35-29.txt&amp;page_caps=&amp;user_role=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_</text:p>
          </table:table-cell>
          <table:table-cell office:value-type="string" table:style-name="ce3">
            <text:p>BroadcastRecord{31839e7 u0 com.google.android.gms.deviceconnection.input_device_disconnected} to user 0</text:p>
          </table:table-cell>
          <table:table-cell office:value-type="string" table:style-name="ce1">
            <text:p>https://jira-avs.rmm.scom/login.jsp?permissionViolation=true&amp;os_destination=%2Fsecure%2Fattachment%2F109818%2FTHIBAULT_bugreport-Stream_V2-RTT4.220918.001-2023-04-26-20-35-29.txt&amp;page_caps=&amp;user_role=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_</text:p>
          </table:table-cell>
          <table:table-cell office:value-type="string" table:style-name="ce3">
            <text:p>Intent { act=com.google.android.gms.deviceconnection.input_device_disconnected flg=0x10 pkg=com.google.android.gms</text:p>
          </table:table-cell>
          <table:table-cell office:value-type="string" table:style-name="ce1">
            <text:p>https://jira-avs.rmm.scom/login.jsp?permissionViolation=true&amp;os_destination=%2Fsecure%2Fattachment%2F109818%2FTHIBAULT_bugreport-Stream_V2-RTT4.220918.001-2023-04-26-20-35-29.txt&amp;page_caps=&amp;user_role=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_</text:p>
          </table:table-cell>
          <table:table-cell office:value-type="string" table:style-name="ce3">
            <text:p>BroadcastRecord{d248d83 u0 android.bluetooth.device.action.ACL_DISCONNECTED} to user 0</text:p>
          </table:table-cell>
          <table:table-cell office:value-type="string" table:style-name="ce1">
            <text:p>https://jira-avs.rmm.scom/login.jsp?permissionViolation=true&amp;os_destination=%2Fsecure%2Fattachment%2F109818%2FTHIBAULT_bugreport-Stream_V2-RTT4.220918.001-2023-04-26-20-35-29.txt&amp;page_caps=&amp;user_role=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_</text:p>
          </table:table-cell>
          <table:table-cell office:value-type="string" table:style-name="ce3">
            <text:p>Intent { act=android.bluetooth.device.action.ACL_DISCONNECTED flg=0x5000010</text:p>
          </table:table-cell>
          <table:table-cell office:value-type="string" table:style-name="ce1">
            <text:p>https://jira-avs.rmm.scom/login.jsp?permissionViolation=true&amp;os_destination=%2Fsecure%2Fattachment%2F109818%2FTHIBAULT_bugreport-Stream_V2-RTT4.220918.001-2023-04-26-20-35-29.txt&amp;page_caps=&amp;user_role=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_</text:p>
          </table:table-cell>
          <table:table-cell office:value-type="string" table:style-name="ce3">
            <text:p>Skipping "android.hardware.bluetooth.audio@2.0::IBluetoothAudioProvidersFactory/default": cannot be fetched from service manager</text:p>
          </table:table-cell>
          <table:table-cell office:value-type="string" table:style-name="ce1">
            <text:p>https://jira-avs.rmm.scom/login.jsp?permissionViolation=true&amp;os_destination=%2Fsecure%2Fattachment%2F109818%2FTHIBAULT_bugreport-Stream_V2-RTT4.220918.001-2023-04-26-20-35-29.txt&amp;page_caps=&amp;user_role=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_</text:p>
          </table:table-cell>
          <table:table-cell office:value-type="string" table:style-name="ce3">
            <text:p>Skipping"android.hardware.bluetooth@1.0::IBluetoothHci/default": cannot be fetched from service manager</text:p>
          </table:table-cell>
          <table:table-cell office:value-type="string" table:style-name="ce1">
            <text:p>_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_</text:p>
          </table:table-cell>
          <table:table-cell office:value-type="string" table:style-name="ce3">
            <text:p>android.hardware.bluetooth.audio@2.0::IBluetoothAudioProvidersFactory/default does not exist, or no permission to connect</text:p>
          </table:table-cell>
          <table:table-cell office:value-type="string" table:style-name="ce1">
            <text:p>_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_</text:p>
          </table:table-cell>
          <table:table-cell office:value-type="string" table:style-name="ce3">
            <text:p>android.hardware.bluetooth.audio@2.0::IBluetoothAudioProvidersFactory/default' failed: exit code 128</text:p>
          </table:table-cell>
          <table:table-cell office:value-type="string" table:style-name="ce1">
            <text:p>_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_</text:p>
          </table:table-cell>
          <table:table-cell office:value-type="string" table:style-name="ce3">
            <text:p>android.hardware.bluetooth@1.0::IBluetoothHci/default does not exist,or no permission to connect</text:p>
          </table:table-cell>
          <table:table-cell office:value-type="string" table:style-name="ce1">
            <text:p>_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_</text:p>
          </table:table-cell>
          <table:table-cell office:value-type="string" table:style-name="ce3">
            <text:p>android.hardware.bluetooth@1.0::IBluetoothHci/default' failed: exit code 128</text:p>
          </table:table-cell>
          <table:table-cell office:value-type="string" table:style-name="ce1">
            <text:p>_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_</text:p>
          </table:table-cell>
          <table:table-cell office:value-type="string" table:style-name="ce3">
            <text:p>Adding dir /data/misc/bluetooth/logs \(recursive: 1</text:p>
          </table:table-cell>
          <table:table-cell office:value-type="string" table:style-name="ce1">
            <text:p>_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_</text:p>
          </table:table-cell>
          <table:table-cell office:value-type="string" table:style-name="ce3">
            <text:p>can't Register GATT client, MAX client reached: 32</text:p>
          </table:table-cell>
          <table:table-cell office:value-type="string" table:style-name="ce1">
            <text:p>_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_</text:p>
          </table:table-cell>
          <table:table-cell office:value-type="string" table:style-name="ce3">
            <text:p>Starting timeout error</text:p>
          </table:table-cell>
          <table:table-cell office:value-type="string" table:style-name="ce1">
            <text:p>_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cm-nxs-b</text:p>
          </table:table-cell>
          <table:table-cell office:value-type="string" table:style-name="ce3">
            <text:p>[hpd]:client: 1484: issuing DISCONNECTED</text:p>
          </table:table-cell>
          <table:table-cell office:value-type="string" table:style-name="ce1">
            <text:p>_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cm-nxs-b</text:p>
          </table:table-cell>
          <table:table-cell office:value-type="string" table:style-name="ce3">
            <text:p>[hpd]:client: 876: issuing DISCONNECTED</text:p>
          </table:table-cell>
          <table:table-cell office:value-type="string" table:style-name="ce1">
            <text:p>_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cm-hwc</text:p>
          </table:table-cell>
          <table:table-cell office:value-type="string" table:style-name="ce3">
            <text:p>notify hotplug DISCONNECTED \(mode=1\)</text:p>
          </table:table-cell>
          <table:table-cell office:value-type="string" table:style-name="ce1">
            <text:p>_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_</text:p>
          </table:table-cell>
          <table:table-cell office:value-type="string" table:style-name="ce3">
            <text:p>MediaCodecVideoDecoderException</text:p>
          </table:table-cell>
          <table:table-cell office:value-type="string" table:style-name="ce1">
            <text:p>_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_</text:p>
          </table:table-cell>
          <table:table-cell office:value-type="string" table:style-name="ce3">
            <text:p>Decoder failed: OMX.bcm.vdec.avc</text:p>
          </table:table-cell>
          <table:table-cell office:value-type="string" table:style-name="ce1">
            <text:p>_</text:p>
          </table:table-cell>
          <table:table-cell table:number-columns-repeated="16381"/>
        </table:table-row>
        <table:table-row table:number-rows-repeated="104853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creator>BEN ABDALLAH Anas</dc:creator>
    <meta:creation-date>2023-08-01T09:03:07Z</meta:creation-date>
    <dc:date>2023-08-15T08:55:22Z</dc:date>
    <meta:editing-cycles>7</meta:editing-cycles>
    <meta:editing-duration>PT932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